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n3">
      <style:paragraph-properties fo:margin-left="0cm" fo:margin-right="0cm" fo:margin-top="0cm" fo:margin-bottom="0.319cm" style:contextual-spacing="false" fo:text-indent="0cm" style:auto-text-indent="false"/>
      <style:text-properties style:font-name="Arial2" fo:font-size="12pt" officeooo:rsid="001ddc8b" officeooo:paragraph-rsid="001ddc8b" style:font-size-asian="12pt" style:font-size-complex="12pt"/>
    </style:style>
    <style:style style:name="P2" style:family="paragraph" style:parent-style-name="n3">
      <style:paragraph-properties fo:margin-top="0cm" fo:margin-bottom="0.319cm" style:contextual-spacing="false"/>
      <style:text-properties fo:color="#000000" loext:opacity="100%" style:font-name="Arial2" fo:font-size="10pt" fo:language="gl" fo:country="ES" fo:font-weight="normal" officeooo:rsid="001e3400" officeooo:paragraph-rsid="0027093b" style:letter-kerning="false" style:font-name-asian="Times New Roman1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P3" style:family="paragraph" style:parent-style-name="n3">
      <style:paragraph-properties fo:margin-top="0cm" fo:margin-bottom="0.319cm" style:contextual-spacing="false"/>
      <style:text-properties officeooo:rsid="001f65d7" officeooo:paragraph-rsid="001f65d7"/>
    </style:style>
    <style:style style:name="P4" style:family="paragraph" style:parent-style-name="n3">
      <style:paragraph-properties fo:margin-top="0cm" fo:margin-bottom="0.319cm" style:contextual-spacing="false"/>
      <style:text-properties fo:color="#000000" loext:opacity="100%" style:font-name="Arial2" fo:font-size="10pt" fo:language="gl" fo:country="ES" fo:font-weight="normal" officeooo:rsid="001f65d7" officeooo:paragraph-rsid="001f65d7" style:letter-kerning="false" style:font-name-asian="Times New Roman1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P5" style:family="paragraph" style:parent-style-name="n3" style:list-style-name="L1">
      <style:paragraph-properties fo:margin-top="0cm" fo:margin-bottom="0.319cm" style:contextual-spacing="false"/>
      <style:text-properties fo:color="#000000" loext:opacity="100%" style:font-name="Arial2" fo:font-size="10pt" fo:language="gl" fo:country="ES" fo:font-weight="normal" officeooo:rsid="001e3400" officeooo:paragraph-rsid="001f65d7" style:letter-kerning="false" style:font-name-asian="Times New Roman1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P6" style:family="paragraph" style:parent-style-name="n3" style:list-style-name="L1">
      <style:paragraph-properties fo:margin-top="0cm" fo:margin-bottom="0.319cm" style:contextual-spacing="false"/>
      <style:text-properties fo:color="#000000" loext:opacity="100%" style:font-name="Arial2" fo:font-size="10pt" fo:language="gl" fo:country="ES" fo:font-weight="normal" officeooo:rsid="001e3400" officeooo:paragraph-rsid="002588da" style:letter-kerning="false" style:font-name-asian="Times New Roman1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P7" style:family="paragraph" style:parent-style-name="n3" style:list-style-name="L1">
      <style:paragraph-properties fo:margin-top="0cm" fo:margin-bottom="0.319cm" style:contextual-spacing="false"/>
      <style:text-properties fo:color="#000000" loext:opacity="100%" style:font-name="Arial2" fo:font-size="10pt" fo:language="gl" fo:country="ES" fo:font-weight="normal" officeooo:rsid="001e3400" officeooo:paragraph-rsid="0023ab81" style:letter-kerning="false" style:font-name-asian="Times New Roman1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P8" style:family="paragraph" style:parent-style-name="n3" style:list-style-name="L1">
      <style:paragraph-properties fo:margin-top="0cm" fo:margin-bottom="0.319cm" style:contextual-spacing="false"/>
      <style:text-properties fo:color="#000000" loext:opacity="100%" style:font-name="Arial2" fo:font-size="10pt" fo:language="gl" fo:country="ES" fo:font-weight="normal" officeooo:rsid="001e3400" officeooo:paragraph-rsid="0027093b" style:letter-kerning="false" style:font-name-asian="Times New Roman1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P9" style:family="paragraph" style:parent-style-name="n3" style:list-style-name="L1">
      <style:paragraph-properties fo:margin-top="0cm" fo:margin-bottom="0.319cm" style:contextual-spacing="false"/>
      <style:text-properties fo:color="#000000" loext:opacity="100%" style:font-name="Arial2" fo:font-size="10pt" fo:language="gl" fo:country="ES" fo:font-weight="normal" officeooo:rsid="001e3400" officeooo:paragraph-rsid="002852c2" style:letter-kerning="false" style:font-name-asian="Times New Roman1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P10" style:family="paragraph" style:parent-style-name="n3" style:list-style-name="L1">
      <style:paragraph-properties fo:margin-top="0cm" fo:margin-bottom="0.319cm" style:contextual-spacing="false"/>
      <style:text-properties fo:color="#000000" loext:opacity="100%" style:font-name="Arial2" fo:font-size="10pt" fo:language="gl" fo:country="ES" fo:font-weight="normal" officeooo:rsid="001e3400" officeooo:paragraph-rsid="002d4ed2" style:letter-kerning="false" style:font-name-asian="Times New Roman1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P11" style:family="paragraph" style:parent-style-name="n3" style:list-style-name="Numbering_20_abc">
      <style:paragraph-properties fo:margin-top="0cm" fo:margin-bottom="0.319cm" style:contextual-spacing="false"/>
      <style:text-properties fo:color="#000000" loext:opacity="100%" style:font-name="Arial2" fo:font-size="10pt" fo:language="gl" fo:country="ES" fo:font-weight="normal" officeooo:rsid="001e3400" officeooo:paragraph-rsid="0027093b" style:letter-kerning="false" style:font-name-asian="Times New Roman1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P12" style:family="paragraph" style:parent-style-name="n3" style:list-style-name="Numbering_20_abc">
      <style:paragraph-properties fo:margin-top="0cm" fo:margin-bottom="0.319cm" style:contextual-spacing="false"/>
      <style:text-properties fo:color="#000000" loext:opacity="100%" style:font-name="Arial2" fo:font-size="10pt" fo:language="gl" fo:country="ES" fo:font-weight="normal" officeooo:rsid="0027093b" officeooo:paragraph-rsid="0027093b" style:letter-kerning="false" style:font-name-asian="Times New Roman1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P13" style:family="paragraph" style:parent-style-name="n3" style:list-style-name="Numbering_20_abc">
      <style:paragraph-properties fo:margin-top="0cm" fo:margin-bottom="0.319cm" style:contextual-spacing="false"/>
      <style:text-properties fo:color="#000000" loext:opacity="100%" style:font-name="Arial2" fo:font-size="10pt" fo:language="gl" fo:country="ES" fo:font-weight="normal" officeooo:rsid="0027093b" officeooo:paragraph-rsid="002852c2" style:letter-kerning="false" style:font-name-asian="Times New Roman1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P14" style:family="paragraph" style:parent-style-name="n3" style:list-style-name="L1">
      <style:paragraph-properties fo:margin-top="0cm" fo:margin-bottom="0.319cm" style:contextual-spacing="false"/>
      <style:text-properties fo:color="#000000" loext:opacity="100%" style:font-name="Arial2" fo:font-size="10pt" fo:language="gl" fo:country="ES" fo:font-weight="normal" officeooo:rsid="002852c2" officeooo:paragraph-rsid="002852c2" style:letter-kerning="false" style:font-name-asian="Times New Roman1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P15" style:family="paragraph" style:parent-style-name="n3" style:list-style-name="L2">
      <style:paragraph-properties fo:margin-top="0cm" fo:margin-bottom="0.319cm" style:contextual-spacing="false"/>
      <style:text-properties fo:color="#000000" loext:opacity="100%" style:font-name="Arial2" fo:font-size="10pt" fo:language="gl" fo:country="ES" fo:font-weight="normal" officeooo:rsid="002d4ed2" officeooo:paragraph-rsid="002d4ed2" style:letter-kerning="false" style:font-name-asian="Times New Roman1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P16" style:family="paragraph" style:parent-style-name="n3" style:list-style-name="L1">
      <style:paragraph-properties fo:margin-top="0cm" fo:margin-bottom="0.319cm" style:contextual-spacing="false"/>
      <style:text-properties fo:color="#000000" loext:opacity="100%" style:font-name="Arial2" fo:font-size="10pt" fo:language="gl" fo:country="ES" fo:font-weight="normal" officeooo:rsid="002b7bcd" officeooo:paragraph-rsid="002b7bcd" style:letter-kerning="false" style:font-name-asian="Times New Roman1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P17" style:family="paragraph" style:parent-style-name="n3" style:list-style-name="Numbering_20_abc">
      <style:paragraph-properties fo:margin-top="0cm" fo:margin-bottom="0.319cm" style:contextual-spacing="false"/>
      <style:text-properties fo:color="#000000" loext:opacity="100%" style:font-name="Arial2" fo:font-size="10pt" fo:language="gl" fo:country="ES" fo:font-weight="normal" officeooo:rsid="002eb6b1" officeooo:paragraph-rsid="002eb6b1" style:letter-kerning="false" style:font-name-asian="Times New Roman1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P18" style:family="paragraph" style:parent-style-name="n3" style:list-style-name="Numbering_20_abc">
      <style:paragraph-properties fo:margin-top="0cm" fo:margin-bottom="0.319cm" style:contextual-spacing="false"/>
      <style:text-properties fo:color="#000000" loext:opacity="100%" style:font-name="Arial2" fo:font-size="10pt" fo:font-weight="normal" officeooo:rsid="001e3400" officeooo:paragraph-rsid="0027093b" style:font-size-asian="10pt" style:font-weight-asian="normal" style:font-size-complex="10pt" style:font-weight-complex="normal"/>
    </style:style>
    <style:style style:name="P19" style:family="paragraph" style:parent-style-name="n3" style:list-style-name="L1">
      <style:paragraph-properties fo:margin-top="0cm" fo:margin-bottom="0.319cm" style:contextual-spacing="false"/>
      <style:text-properties fo:color="#000000" loext:opacity="100%" style:font-name="Arial2" fo:font-size="10pt" fo:font-weight="normal" officeooo:rsid="001e3400" officeooo:paragraph-rsid="0027093b" style:font-size-asian="10pt" style:font-weight-asian="normal" style:font-size-complex="10pt" style:font-weight-complex="normal"/>
    </style:style>
    <style:style style:name="P20" style:family="paragraph" style:parent-style-name="n3" style:list-style-name="L3">
      <style:paragraph-properties fo:margin-top="0cm" fo:margin-bottom="0.319cm" style:contextual-spacing="false"/>
      <style:text-properties fo:color="#000000" loext:opacity="100%" style:font-name="Arial2" fo:font-size="10pt" fo:font-weight="normal" officeooo:rsid="001e3400" officeooo:paragraph-rsid="001e3400" style:font-size-asian="10pt" style:font-weight-asian="normal" style:font-size-complex="10pt" style:font-weight-complex="normal"/>
    </style:style>
    <style:style style:name="P21" style:family="paragraph" style:parent-style-name="n3" style:list-style-name="L3">
      <style:paragraph-properties fo:margin-top="0cm" fo:margin-bottom="0.319cm" style:contextual-spacing="false"/>
      <style:text-properties fo:color="#000000" loext:opacity="100%" style:font-name="Arial2" fo:font-size="10pt" fo:font-weight="normal" officeooo:rsid="001e3400" officeooo:paragraph-rsid="0027093b" style:font-size-asian="10pt" style:font-weight-asian="normal" style:font-size-complex="10pt" style:font-weight-complex="normal"/>
    </style:style>
    <style:style style:name="P22" style:family="paragraph" style:parent-style-name="n3" style:list-style-name="L1">
      <style:paragraph-properties fo:margin-top="0cm" fo:margin-bottom="0.319cm" style:contextual-spacing="false"/>
      <style:text-properties officeooo:paragraph-rsid="001e3400"/>
    </style:style>
    <style:style style:name="P23" style:family="paragraph" style:parent-style-name="n3" style:list-style-name="L1">
      <style:paragraph-properties fo:margin-top="0cm" fo:margin-bottom="0.319cm" style:contextual-spacing="false"/>
      <style:text-properties officeooo:paragraph-rsid="0027093b"/>
    </style:style>
    <style:style style:name="P24" style:family="paragraph" style:parent-style-name="n3" style:list-style-name="L1">
      <style:paragraph-properties fo:margin-top="0cm" fo:margin-bottom="0.319cm" style:contextual-spacing="false"/>
      <style:text-properties officeooo:paragraph-rsid="002852c2"/>
    </style:style>
    <style:style style:name="P25" style:family="paragraph" style:parent-style-name="n3" style:list-style-name="L1">
      <style:paragraph-properties fo:margin-top="0cm" fo:margin-bottom="0.319cm" style:contextual-spacing="false"/>
      <style:text-properties officeooo:paragraph-rsid="002d4ed2"/>
    </style:style>
    <style:style style:name="P26" style:family="paragraph" style:parent-style-name="n3" style:list-style-name="L1">
      <style:paragraph-properties fo:margin-top="0cm" fo:margin-bottom="0.319cm" style:contextual-spacing="false"/>
      <style:text-properties officeooo:rsid="001f65d7" officeooo:paragraph-rsid="001f65d7"/>
    </style:style>
    <style:style style:name="P27" style:family="paragraph" style:parent-style-name="n3" style:list-style-name="Numbering_20_abc">
      <style:paragraph-properties fo:margin-top="0cm" fo:margin-bottom="0.319cm" style:contextual-spacing="false"/>
      <style:text-properties officeooo:rsid="001f65d7" officeooo:paragraph-rsid="001f65d7"/>
    </style:style>
    <style:style style:name="P28" style:family="paragraph" style:parent-style-name="n3" style:list-style-name="Numbering_20_abc">
      <style:paragraph-properties fo:margin-top="0cm" fo:margin-bottom="0.319cm" style:contextual-spacing="false"/>
      <style:text-properties officeooo:rsid="001f65d7" officeooo:paragraph-rsid="002044cb"/>
    </style:style>
    <style:style style:name="P29" style:family="paragraph" style:parent-style-name="n3" style:list-style-name="Numbering_20_abc">
      <style:paragraph-properties fo:margin-top="0cm" fo:margin-bottom="0.319cm" style:contextual-spacing="false"/>
      <style:text-properties officeooo:paragraph-rsid="002588da"/>
    </style:style>
    <style:style style:name="P30" style:family="paragraph" style:parent-style-name="n3" style:list-style-name="Numbering_20_abc">
      <style:paragraph-properties fo:margin-top="0cm" fo:margin-bottom="0.319cm" style:contextual-spacing="false"/>
      <style:text-properties officeooo:paragraph-rsid="0023ab81"/>
    </style:style>
    <style:style style:name="P31" style:family="paragraph" style:parent-style-name="n3" style:list-style-name="Numbering_20_abc">
      <style:paragraph-properties fo:margin-top="0cm" fo:margin-bottom="0.319cm" style:contextual-spacing="false"/>
      <style:text-properties officeooo:paragraph-rsid="0027093b"/>
    </style:style>
    <style:style style:name="P32" style:family="paragraph" style:parent-style-name="n3" style:list-style-name="Numbering_20_abc">
      <style:paragraph-properties fo:margin-top="0cm" fo:margin-bottom="0.319cm" style:contextual-spacing="false"/>
      <style:text-properties officeooo:rsid="002852c2" officeooo:paragraph-rsid="002852c2"/>
    </style:style>
    <style:style style:name="P33" style:family="paragraph" style:parent-style-name="n3" style:list-style-name="Numbering_20_abc">
      <style:paragraph-properties fo:margin-top="0cm" fo:margin-bottom="0.319cm" style:contextual-spacing="false"/>
      <style:text-properties officeooo:rsid="002852c2" officeooo:paragraph-rsid="0029e256"/>
    </style:style>
    <style:style style:name="P34" style:family="paragraph" style:parent-style-name="n3" style:list-style-name="L2">
      <style:paragraph-properties fo:margin-top="0cm" fo:margin-bottom="0.319cm" style:contextual-spacing="false"/>
      <style:text-properties officeooo:paragraph-rsid="002d4ed2"/>
    </style:style>
    <style:style style:name="P35" style:family="paragraph" style:parent-style-name="n3" style:list-style-name="L2">
      <style:paragraph-properties fo:margin-top="0cm" fo:margin-bottom="0.319cm" style:contextual-spacing="false"/>
      <style:text-properties officeooo:rsid="002d4ed2" officeooo:paragraph-rsid="002d4ed2"/>
    </style:style>
    <style:style style:name="T1" style:family="text">
      <style:text-properties fo:color="#000000" loext:opacity="100%" style:font-name="Arial2" fo:font-size="10pt" fo:font-weight="normal" officeooo:rsid="001e3400" style:font-size-asian="10pt" style:font-weight-asian="normal" style:font-size-complex="10pt" style:font-weight-complex="normal"/>
    </style:style>
    <style:style style:name="T2" style:family="text">
      <style:text-properties fo:color="#000000" loext:opacity="100%" style:font-name="Arial2" fo:font-size="10pt" fo:font-weight="normal" officeooo:rsid="0023ab81" style:font-size-asian="10pt" style:font-weight-asian="normal" style:font-size-complex="10pt" style:font-weight-complex="normal"/>
    </style:style>
    <style:style style:name="T3" style:family="text">
      <style:text-properties fo:color="#000000" loext:opacity="100%" style:font-name="Arial2" fo:font-size="10pt" fo:language="gl" fo:country="ES" fo:font-weight="normal" style:letter-kerning="false" style:font-name-asian="Times New Roman1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T4" style:family="text">
      <style:text-properties fo:color="#000000" loext:opacity="100%" style:font-name="Arial2" fo:font-size="10pt" fo:language="gl" fo:country="ES" fo:font-weight="normal" officeooo:rsid="001e3400" style:letter-kerning="false" style:font-name-asian="Times New Roman1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T5" style:family="text">
      <style:text-properties fo:color="#000000" loext:opacity="100%" style:font-name="Arial2" fo:font-size="10pt" fo:language="gl" fo:country="ES" fo:font-weight="normal" officeooo:rsid="002044cb" style:letter-kerning="false" style:font-name-asian="Times New Roman1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T6" style:family="text">
      <style:text-properties fo:color="#000000" loext:opacity="100%" style:font-name="Arial2" fo:font-size="10pt" fo:language="gl" fo:country="ES" fo:font-weight="normal" officeooo:rsid="0023ab81" style:letter-kerning="false" style:font-name-asian="Times New Roman1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T7" style:family="text">
      <style:text-properties fo:color="#000000" loext:opacity="100%" style:font-name="Arial2" fo:font-size="10pt" fo:language="gl" fo:country="ES" fo:font-weight="normal" officeooo:rsid="002588da" style:letter-kerning="false" style:font-name-asian="Times New Roman1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T8" style:family="text">
      <style:text-properties fo:color="#000000" loext:opacity="100%" style:font-name="Arial2" fo:font-size="10pt" fo:language="gl" fo:country="ES" fo:font-weight="normal" officeooo:rsid="001f65d7" style:letter-kerning="false" style:font-name-asian="Times New Roman1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T9" style:family="text">
      <style:text-properties fo:color="#000000" loext:opacity="100%" style:font-name="Arial2" fo:font-size="10pt" fo:language="gl" fo:country="ES" fo:font-weight="normal" officeooo:rsid="0027093b" style:letter-kerning="false" style:font-name-asian="Times New Roman1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T10" style:family="text">
      <style:text-properties fo:color="#000000" loext:opacity="100%" style:font-name="Arial2" fo:font-size="10pt" fo:language="gl" fo:country="ES" fo:font-weight="normal" officeooo:rsid="0029e256" style:letter-kerning="false" style:font-name-asian="Times New Roman1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T11" style:family="text">
      <style:text-properties fo:color="#000000" loext:opacity="100%" style:font-name="Arial2" fo:font-size="10pt" fo:language="gl" fo:country="ES" fo:font-weight="normal" officeooo:rsid="002d4ed2" style:letter-kerning="false" style:font-name-asian="Times New Roman1" style:font-size-asian="10pt" style:language-asian="es" style:country-asian="ES" style:font-weight-asian="normal" style:font-name-complex="Arial" style:font-size-complex="10pt" style:language-complex="ar" style:country-complex="SA" style:font-weight-complex="normal"/>
    </style:style>
    <style:style style:name="T12" style:family="text">
      <style:text-properties fo:color="#000000" loext:opacity="100%" style:font-name="Arial2" fo:font-size="10pt" fo:language="gl" fo:country="ES" fo:font-weight="bold" style:letter-kerning="false" style:font-name-asian="Times New Roman1" style:font-size-asian="10pt" style:language-asian="es" style:country-asian="ES" style:font-weight-asian="bold" style:font-name-complex="Arial" style:font-size-complex="10pt" style:language-complex="ar" style:country-complex="SA" style:font-weight-complex="bold"/>
    </style:style>
    <style:style style:name="T13" style:family="text">
      <style:text-properties officeooo:rsid="0027093b"/>
    </style:style>
    <style:style style:name="T14" style:family="text">
      <style:text-properties officeooo:rsid="002852c2"/>
    </style:style>
    <style:style style:name="T15" style:family="text">
      <style:text-properties officeooo:rsid="0029e25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98cm" fo:text-indent="-0.635cm" fo:margin-left="1.99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33cm" fo:text-indent="-0.635cm" fo:margin-left="2.63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68cm" fo:text-indent="-0.635cm" fo:margin-left="3.26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03cm" fo:text-indent="-0.635cm" fo:margin-left="3.90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38cm" fo:text-indent="-0.635cm" fo:margin-left="4.53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73cm" fo:text-indent="-0.635cm" fo:margin-left="5.17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08cm" fo:text-indent="-0.635cm" fo:margin-left="5.8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43cm" fo:text-indent="-0.635cm" fo:margin-left="6.44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078cm" fo:text-indent="-0.635cm" fo:margin-left="7.07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13cm" fo:text-indent="-0.635cm" fo:margin-left="7.713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timización de consultas:</text:p>
      <text:p text:style-name="P3"><text:span text:style-name="T4">N</text:span><text:span text:style-name="T3">a BD </text:span><text:span text:style-name="T12">tendaBD</text:span><text:span text:style-name="T3">:</text:span></text:p>
      <text:p text:style-name="P4"/>
      <text:list xml:id="list1576026205" text:style-name="L1">
        <text:list-item>
          <text:p text:style-name="P26"><text:span text:style-name="T4">O</text:span><text:span text:style-name="T3">btén o plan de execución para as seguintes consultas. Indica en base ao resultado obtido cal delas é máis rápida. Xustifica en base á información da BD a que se debe a diferencia.</text:span></text:p>
        </text:list-item>
      </text:list>
      <text:list xml:id="list1463748132" text:style-name="Numbering_20_abc">
        <text:list-item>
          <text:list>
            <text:list-item>
              <text:p text:style-name="P27"><text:span text:style-name="T3">Obtén os datos do</text:span><text:span text:style-name="T5">s</text:span><text:span text:style-name="T3"> empregado</text:span><text:span text:style-name="T5">s</text:span><text:span text:style-name="T3"> con id 6.</text:span></text:p>
            </text:list-item>
            <text:list-item>
              <text:p text:style-name="P27"><text:span text:style-name="T3">Obtén os datos do</text:span><text:span text:style-name="T5">s</text:span><text:span text:style-name="T3"> empregado</text:span><text:span text:style-name="T5">s</text:span><text:span text:style-name="T3"> con DNI ‘76960385Q’</text:span></text:p>
            </text:list-item>
          </text:list>
        </text:list-item>
      </text:list>
      <text:p text:style-name="P4"/>
      <text:list xml:id="list95343955680882" text:continue-list="list1576026205" text:style-name="L1">
        <text:list-item>
          <text:p text:style-name="P5">Obtén o plan de execución para as seguintes consultas. Indica en base ao resultado obtido cal delas é máis rápida. Xustifica en base á información da BD a que se debe a diferencia.</text:p>
        </text:list-item>
      </text:list>
      <text:list xml:id="list95344424067154" text:continue-list="list1463748132" text:style-name="Numbering_20_abc">
        <text:list-item>
          <text:list>
            <text:list-item text:start-value="1">
              <text:p text:style-name="P28"><text:span text:style-name="T4">Obtén os datos do</text:span><text:span text:style-name="T5">s</text:span><text:span text:style-name="T4"> empregado</text:span><text:span text:style-name="T5">s</text:span><text:span text:style-name="T4"> con </text:span><text:span text:style-name="T3">nome ‘ELISA’</text:span><text:span text:style-name="T4">.</text:span></text:p>
            </text:list-item>
            <text:list-item>
              <text:p text:style-name="P28"><text:span text:style-name="T4">Obtén os datos do</text:span><text:span text:style-name="T5">s</text:span><text:span text:style-name="T4"> empregado</text:span><text:span text:style-name="T5">s</text:span><text:span text:style-name="T4"> con </text:span><text:span text:style-name="T3">apelidos ‘VALIENTE VALIENTE’</text:span><text:span text:style-name="T4">.</text:span></text:p>
              <text:p text:style-name="P17">La segunda opcion ya que utiliza un inice y de esta manera solo tiene que mirar una fila. En cambio con el nombre tiene que hacer un full scan por lo tanto consulta todas las filas.</text:p>
            </text:list-item>
          </text:list>
        </text:list-item>
      </text:list>
      <text:list xml:id="list95345176611671" text:continue-list="list95343955680882" text:style-name="L1">
        <text:list-item>
          <text:p text:style-name="P6">Obtén o plan de execución para as seguintes consultas. Indica en base ao resultado obtido cal delas é máis rápida. Xustifica en base á información da BD a que se debe a diferencia.</text:p>
        </text:list-item>
      </text:list>
      <text:list xml:id="list95345091710910" text:continue-list="list95344424067154" text:style-name="Numbering_20_abc">
        <text:list-item>
          <text:list>
            <text:list-item text:start-value="1">
              <text:p text:style-name="P29"><text:span text:style-name="T4">Obtén os datos do</text:span><text:span text:style-name="T5">s</text:span><text:span text:style-name="T4"> empregado</text:span><text:span text:style-name="T5">s</text:span><text:span text:style-name="T4"> con </text:span><text:span text:style-name="T8">apelidos </text:span><text:span text:style-name="T7">que empezan por </text:span><text:span text:style-name="T8">A</text:span><text:span text:style-name="T4">.</text:span></text:p>
            </text:list-item>
            <text:list-item>
              <text:p text:style-name="P29"><text:span text:style-name="T4">Obtén os datos do</text:span><text:span text:style-name="T5">s</text:span><text:span text:style-name="T4"> empregado</text:span><text:span text:style-name="T5">s</text:span><text:span text:style-name="T4"> con </text:span><text:span text:style-name="T8">apelidos </text:span><text:span text:style-name="T7">que rematan por </text:span><text:span text:style-name="T8">A</text:span><text:span text:style-name="T4">..</text:span></text:p>
            </text:list-item>
          </text:list>
        </text:list-item>
      </text:list>
      <text:list xml:id="list95344998702306" text:continue-list="list95345176611671" text:style-name="L1">
        <text:list-item>
          <text:list>
            <text:list-header>
              <text:p text:style-name="P6"/>
            </text:list-header>
          </text:list>
        </text:list-item>
        <text:list-item>
          <text:p text:style-name="P7">Obtén o plan de execución para as seguintes consultas. Indica en base ao resultado obtido cal delas é máis rápida. Xustifica en base á información da BD a que se debe a diferencia.</text:p>
        </text:list-item>
      </text:list>
      <text:list xml:id="list95343810997363" text:continue-list="list95345091710910" text:style-name="Numbering_20_abc">
        <text:list-item>
          <text:list>
            <text:list-item text:start-value="1">
              <text:p text:style-name="P30"><text:span text:style-name="T4">O</text:span><text:span text:style-name="T6">btén o número de empregados que hai en cada poboación.</text:span></text:p>
            </text:list-item>
            <text:list-item>
              <text:p text:style-name="P30"><text:span text:style-name="T4">O</text:span><text:span text:style-name="T6">btén o número de empregados que hai en cada país.</text:span></text:p>
              <text:p text:style-name="P30"/>
            </text:list-item>
          </text:list>
        </text:list-item>
      </text:list>
      <text:list xml:id="list95343997002992" text:continue-list="list95344998702306" text:style-name="L1">
        <text:list-item>
          <text:p text:style-name="P22"><text:span text:style-name="T4">O</text:span><text:span text:style-name="T1">bter <text:s/>o código, nome, peso, <text:s/></text:span><text:span text:style-name="T4">id</text:span><text:span text:style-name="T1"> do provedor e stock dos artigos do provedor 'MUPEGA'. </text:span></text:p>
          <text:p text:style-name="P23"><text:span text:style-name="T1">Implementa a consulta </text:span><text:span text:style-name="T2">das seguintes formas</text:span><text:span text:style-name="T1">:</text:span></text:p>
        </text:list-item>
      </text:list>
      <text:list xml:id="list95344607516801" text:continue-list="list95343810997363" text:style-name="Numbering_20_abc">
        <text:list-item>
          <text:list>
            <text:list-item text:start-value="1">
              <text:p text:style-name="P31"><text:span text:style-name="T4">C</text:span><text:span text:style-name="T1">ombinando táboas (JOIN) </text:span></text:p>
            </text:list-item>
            <text:list-item>
              <text:p text:style-name="P18">Usando subconsultas. </text:p>
            </text:list-item>
          </text:list>
        </text:list-item>
      </text:list>
      <text:list xml:id="list95343668530917" text:continue-list="list95343997002992" text:style-name="L1">
        <text:list-header>
          <text:p text:style-name="P19">Obtén en cada caso o plan de execución, compáraos e razoa cal das dúas opcións é mellor.</text:p>
          <text:p text:style-name="P19"/>
        </text:list-header>
        <text:list-item>
          <text:p text:style-name="P8">O<text:span text:style-name="T13">btén os apelidos, nome, enderezo, poboación e país (nome do país) de empregados e de clientes.</text:span></text:p>
          <text:p text:style-name="P23"><text:span text:style-name="T1">Implementa a consulta </text:span><text:span text:style-name="T2">das seguintes formas</text:span><text:span text:style-name="T1">:</text:span></text:p>
        </text:list-item>
      </text:list>
      <text:list xml:id="list95344379482754" text:continue-list="list95344607516801" text:style-name="Numbering_20_abc">
        <text:list-item>
          <text:list>
            <text:list-item text:start-value="1">
              <text:p text:style-name="P12">Combinando clientes e paises, combinando empregados e paises, e unindo o resultado.</text:p>
            </text:list-item>
            <text:list-item>
              <text:p text:style-name="P11">U<text:span text:style-name="T13">nindo clientes e empregados, e combinando o resultado cos paises.</text:span></text:p>
            </text:list-item>
          </text:list>
        </text:list-item>
      </text:list>
      <text:list xml:id="list95343821310034" text:continue-list="list95343668530917" text:style-name="L1">
        <text:list-header>
          <text:p text:style-name="P8">Obtén en cada caso o plan de execución, compáraos e razoa cal das dúas opcións é mellor.</text:p>
        </text:list-header>
      </text:list>
      <text:p text:style-name="P2"/>
      <text:p text:style-name="P2"/>
      <text:p text:style-name="P2"><text:soft-page-break/></text:p>
      <text:list xml:id="list95345252186466" text:continue-numbering="true" text:style-name="L1">
        <text:list-item>
          <text:p text:style-name="P14">Queremos saber os artigos vendidos polo provedor ‘MUPEGA’ en tendas de ‘RIBEIRA’ nas que o xerente traballe na empresa desde antes do 2020. Para cada un deles queremos saber o código e o nome do artigo, a data de venda e o número de factura, o nome e apelidos do vendedor concatenados nun só campo e o nome e apelidos do cliente concatenados nun só campo.</text:p>
          <text:p text:style-name="P24"><text:span text:style-name="T1">Implementa a consulta </text:span><text:span text:style-name="T2">das seguintes formas</text:span><text:span text:style-name="T1">:</text:span></text:p>
        </text:list-item>
      </text:list>
      <text:list xml:id="list95344298507841" text:continue-list="list95344379482754" text:style-name="Numbering_20_abc">
        <text:list-item>
          <text:list>
            <text:list-item text:start-value="1">
              <text:p text:style-name="P13">U<text:span text:style-name="T14">sando só combinacións de táboas.</text:span></text:p>
            </text:list-item>
            <text:list-item>
              <text:p text:style-name="P32"><text:span text:style-name="T9">U</text:span><text:span text:style-name="T3">sando subconsultas </text:span><text:span text:style-name="T10">con = ou IN, segundo corresponda, </text:span><text:span text:style-name="T3">para obter o provedor, a tenda e o xerente da tenda; e combinacións nos demais casos.</text:span></text:p>
            </text:list-item>
            <text:list-item>
              <text:p text:style-name="P33"><text:span text:style-name="T9">U</text:span><text:span text:style-name="T3">sando subconsultas </text:span><text:span text:style-name="T10">con EXISTS </text:span><text:span text:style-name="T3">para obter o provedor, a tenda e o xerente da tenda; e combinacións nos demais casos.</text:span></text:p>
            </text:list-item>
          </text:list>
        </text:list-item>
      </text:list>
      <text:list xml:id="list95344489538839" text:continue-list="list95345252186466" text:style-name="L1">
        <text:list-header>
          <text:p text:style-name="P9">Obtén en cada caso o plan de execución, compáraos e razoa cal das dúas opcións é mellor.</text:p>
          <text:p text:style-name="P10">Obtén en cada caso o plan de execución <text:span text:style-name="T15">con JSON</text:span>, <text:span text:style-name="T15">na información mostrada identifica:</text:span></text:p>
        </text:list-header>
      </text:list>
      <text:list xml:id="list3977993804" text:style-name="L2">
        <text:list-item>
          <text:list>
            <text:list-item>
              <text:p text:style-name="P34"><text:span text:style-name="T11">O</text:span><text:span text:style-name="T10"> custe da consulta</text:span></text:p>
            </text:list-item>
            <text:list-item>
              <text:p text:style-name="P35"><text:span text:style-name="T10">O </text:span><text:span text:style-name="T3">tempo de execución</text:span></text:p>
            </text:list-item>
            <text:list-item>
              <text:p text:style-name="P15">O tempo que as táboas estiveron bloqueadas.</text:p>
            </text:list-item>
            <text:list-item>
              <text:p text:style-name="P15">O número de warnings. Se hai algún indica a que se debe.</text:p>
            </text:list-item>
          </text:list>
        </text:list-item>
      </text:list>
      <text:list xml:id="list95344687820595" text:continue-list="list95344489538839" text:style-name="L1">
        <text:list-header>
          <text:p text:style-name="P25"><text:span text:style-name="T10">I</text:span><text:span text:style-name="T11">ndica se coinciden co esperado no plan de execución.</text:span></text:p>
          <text:p text:style-name="P16">Indica cal das tres consultas deberías utilizar.</text:p>
          <text:p text:style-name="P9"/>
        </text:list-header>
      </text:list>
      <text:list xml:id="list2328501203" text:style-name="L3">
        <text:list-header>
          <text:p text:style-name="P20"/>
          <text:p text:style-name="P21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p1" style:family="paragraph" style:default-outline-level="">
      <style:paragraph-properties fo:margin-top="0.212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3" style:family="paragraph" style:default-outline-level="">
      <style:paragraph-properties fo:margin-top="0.706cm" fo:margin-bottom="0.318cm" style:contextual-spacing="false" fo:text-align="start" style:justify-single-word="false" fo:orphans="2" fo:widows="2" fo:hyphenation-ladder-count="no-limit" fo:keep-with-next="always" style:writing-mode="lr-tb"/>
      <style:text-properties fo:color="#3342b5" loext:opacity="100%" style:font-name="Arial1" fo:font-family="Arial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" style:font-family-complex="Arial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6" style:family="paragraph" style:default-outline-level="">
      <style:paragraph-properties fo:margin-left="1.6cm" fo:margin-right="0cm" fo:margin-top="0.564cm" fo:margin-bottom="0.318cm" style:contextual-spacing="false" fo:text-align="start" style:justify-single-word="false" fo:orphans="2" fo:widows="2" fo:hyphenation-ladder-count="no-limit" fo:text-indent="0cm" style:auto-text-indent="false" fo:keep-with-next="always" style:writing-mode="lr-tb"/>
      <style:text-properties fo:color="#3342b5" loext:opacity="100%" style:font-name="Arial1" fo:font-family="Arial" style:font-family-generic="roman" style:font-pitch="variable" fo:font-size="11pt" fo:language="gl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7" style:family="paragraph" style:parent-style-name="n6" style:default-outline-level="">
      <style:paragraph-properties fo:margin-left="2.101cm" fo:margin-right="0cm" fo:margin-top="0.318cm" fo:margin-bottom="0.212cm" style:contextual-spacing="false" fo:text-indent="0cm" style:auto-text-indent="false"/>
      <style:text-properties fo:color="#000080" loext:opacity="100%" style:font-name="Arial Narrow" fo:font-family="'Arial Narrow'" style:font-family-generic="roman" style:font-pitch="variable"/>
    </style:style>
    <style:style style:name="p2" style:family="paragraph" style:default-outline-level="2" style:list-style-name="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sp1" style:family="paragraph" style:parent-style-name="Standard" style:default-outline-level="">
      <style:paragraph-properties fo:margin-left="2.101cm" fo:margin-right="0cm" fo:text-indent="0.501cm" style:auto-text-indent="false"/>
    </style:style>
    <style:style style:name="sp11" style:family="paragraph" style:parent-style-name="sp1" style:default-outline-level="">
      <style:paragraph-properties fo:margin-left="2.10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000000" loext:opacity="100%" style:font-name="Arial2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WWNum2">
      <text:list-level-style-bullet text:level="1" text:style-name="ListLabel_20_10" loext:num-list-format="%1%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7T11:12:09.924000000</meta:creation-date>
    <dc:date>2022-04-04T09:53:43.290000000</dc:date>
    <meta:editing-duration>PT2H26M26S</meta:editing-duration>
    <meta:editing-cycles>16</meta:editing-cycles>
    <meta:generator>LibreOffice/7.2.0.4$Windows_X86_64 LibreOffice_project/9a9c6381e3f7a62afc1329bd359cc48accb6435b</meta:generator>
    <meta:document-statistic meta:table-count="0" meta:image-count="0" meta:object-count="0" meta:page-count="2" meta:paragraph-count="38" meta:word-count="574" meta:character-count="3151" meta:non-whitespace-character-count="2636"/>
  </office:meta>
</office:document-meta>
</file>